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25489980846647298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740994329637473669"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24961367495784410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65143587285048115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747718237646592357"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700377980362270966"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19571663275677818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4474620400689698007"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475707" text:continue-list="list319571663275677818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20914780326871511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7614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5333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472677"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46055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8301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76225583645582051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6864483192808340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957929234217032049"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62975"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79031365926501784"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00717795261909175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013384658574181716" text:style-name="L15">
        <text:list-item>
          <text:list>
            <text:list-header>
              <text:p text:style-name="P182">1.5 miles averaging about 9:40/mile and rest 1 min</text:p>
            </text:list-header>
          </text:list>
        </text:list-item>
      </text:list>
      <text:p text:style-name="P24">1 mile in 8:26 and rest 2 min</text:p>
      <text:list xml:id="list1171846384846321353"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088534864790482135"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79503"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50623931562509286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30993198950065148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29699973696975538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480313" text:continue-list="list3309931989500651489" text:style-name="L19">
        <text:list-item>
          <text:list>
            <text:list-header>
              <text:p text:style-name="P186">(Pace*HR)=1240</text:p>
            </text:list-header>
          </text:list>
        </text:list-item>
      </text:list>
      <text:list xml:id="list34455465" text:continue-list="list1506239315625092868" text:style-name="L18">
        <text:list-item>
          <text:list>
            <text:list-header>
              <text:p text:style-name="P185">2 miles at 10:46/mile Ave HR= 121 bpm and rest a few minutes</text:p>
            </text:list-header>
          </text:list>
        </text:list-item>
      </text:list>
      <text:list xml:id="list34457148" text:continue-list="list34480313"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48481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76170404304472009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98230637695836594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5343191462792367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1864711302664231727"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38548361881380881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0910488283858764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484479"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6533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531842729402729429"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9347589814929029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9815547769013260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656741603823633164"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89549022602778877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523635350923696963" text:style-name="L32">
        <text:list-item>
          <text:list>
            <text:list-header>
              <text:p text:style-name="P196">0.25 miles in 2:54</text:p>
              <text:p text:style-name="P196">1 mile in 9:21 going faster as I ran and ending at around 8:30 pace</text:p>
            </text:list-header>
          </text:list>
        </text:list-item>
      </text:list>
      <text:list xml:id="list699299424710730277"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73708848535313673"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36429849607390576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223595201413996117"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10"><text:span text:style-name="T3">10:23, 10:22, 10:05, 0.11 miles at 9:42/mile</text:span></text:p>
      <text:p text:style-name="P10"><text:span text:style-name="T3"/></text:p>
      <text:p text:style-name="P10"><text:span text:style-name="T3">Fri Dec 15, 2023 </text:span>4 mile<text:span text:style-name="T3">s on bike paths</text:span></text:p>
      <text:p text:style-name="P10">Run:<text:span text:style-name="T3"> 4 miles at various paces including 2 x ½ mile in 4:31 and 4:37,</text:span></text:p>
      <text:p text:style-name="P10"><text:span text:style-name="T3">and a ¼ mile run in 2:29</text:span></text:p>
      <text:p text:style-name="P10"><text:span text:style-name="T3"/></text:p>
      <text:p text:style-name="P10"><text:span text:style-name="T3">During the past week: </text:span>18.31 miles,<text:span text:style-name="T3"> streak of <text:s/>168 days started on July 1, 2023</text:span></text:p>
      <text:p text:style-name="P36"/>
      <text:p text:style-name="P36"/>
      <text:p text:style-name="P36"/>
      <text:p text:style-name="P36"/>
      <text:p text:style-name="P10"><text:span text:style-name="T3"><text:s/></text:span></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078137806286014367"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15T14:21:40.16</dc:date>
    <dc:creator>James Lombardi</dc:creator>
    <meta:editing-duration>P25DT6H13M6S</meta:editing-duration>
    <meta:editing-cycles>1982</meta:editing-cycles>
    <meta:generator>OpenOffice/4.1.2$Win32 OpenOffice.org_project/412m3$Build-9782</meta:generator>
    <meta:document-statistic meta:table-count="0" meta:image-count="9" meta:object-count="0" meta:page-count="197" meta:paragraph-count="5725" meta:word-count="61964" meta:character-count="317624"/>
  </office:meta>
</office:document-meta>
</file>